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Yellow lines for thonk</text:p>
          </table:table-cell>
          <table:covered-table-cell table:number-columns-repeated="3" table:style-name="ce4"/>
          <table:table-cell table:style-name="ce4" table:number-columns-repeated="60"/>
          <table:table-cell table:number-columns-repeated="960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table:number-columns-repeated="60"/>
          <table:table-cell table:number-columns-repeated="9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6W, 1/8W or 0.4W miniature resistor, ±5% or bett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 capacitor, , 2.54mm pitch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electrolytic capacitor, 2.5mm pitch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O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L074P</text:p>
          </table:table-cell>
          <table:table-cell office:value-type="string" calcext:value-type="string">
            <text:p>DIP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IP socke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BL01RN1A</text:p>
          </table:table-cell>
          <table:table-cell office:value-type="string" calcext:value-type="string">
            <text:p>ferrite bea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8 male header</text:p>
          </table:table-cell>
          <table:table-cell office:value-type="string" calcext:value-type="string">
            <text:p>eurorack power connector, 2.54mm pitch, 6mm exposed lead heigh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2x1 male header</text:p>
          </table:table-cell>
          <table:table-cell office:value-type="string" calcext:value-type="string">
            <text:p>gate bus jumper pins, 2.54mm pitch, 6mm exposed lead heigh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for gate bus jump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12x1 female header</text:p>
          </table:table-cell>
          <table:table-cell office:value-type="string" calcext:value-type="string">
            <text:p>arduino socket, 2.54mm pitch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3mm led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W1, SW2</text:p>
          </table:table-cell>
          <table:table-cell table:style-name="ce3" office:value-type="string" calcext:value-type="string">
            <text:p>SPDT on-on</text:p>
          </table:table-cell>
          <table:table-cell table:style-name="ce3" office:value-type="string" calcext:value-type="string">
            <text:p>Sub-mini toggel, 2.54 pitch</text:p>
          </table:table-cell>
          <table:table-cell table:style-name="ce3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W3</text:p>
          </table:table-cell>
          <table:table-cell table:style-name="ce6" office:value-type="string" calcext:value-type="string">
            <text:p>DPDT on-on</text:p>
          </table:table-cell>
          <table:table-cell table:style-name="ce6" office:value-type="string" calcext:value-type="string">
            <text:p>slide switch, 2.5x3.3 pitch</text:p>
          </table:table-cell>
          <table:table-cell table:style-name="ce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alpha 9mm potentiometer, vertical, snap-in, linea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R1</text:p>
          </table:table-cell>
          <table:table-cell table:style-name="ce3" office:value-type="string" calcext:value-type="string">
            <text:p>Knob</text:p>
          </table:table-cell>
          <table:table-cell table:style-name="ce3" office:value-type="string" calcext:value-type="string">
            <text:p>according to pots (D shaft / round / T18)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PJ398SM</text:p>
          </table:table-cell>
          <table:table-cell table:style-name="ce3" office:value-type="string" calcext:value-type="string">
            <text:p>thonkiconn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DI</text:p>
          </table:table-cell>
          <table:table-cell table:style-name="ce3" office:value-type="string" calcext:value-type="string">
            <text:p>PJ366ST</text:p>
          </table:table-cell>
          <table:table-cell table:style-name="ce3" office:value-type="string" calcext:value-type="string">
            <text:p>stereo thonkiconn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ALOG, MIDI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for thonkicon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ini pro 5v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3 screws</text:p>
          </table:table-cell>
          <table:table-cell office:value-type="string" calcext:value-type="string">
            <text:p>to install module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16-16 pin power cable</text:p>
          </table:table-cell>
          <table:table-cell table:style-name="ce3" office:value-type="string" calcext:value-type="string">
            <text:p>to power modul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4:32:44.867665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3T17:46:12.176446054</dc:date>
    <meta:editing-duration>PT17H50M27S</meta:editing-duration>
    <meta:editing-cycles>16</meta:editing-cycles>
    <meta:generator>LibreOffice/7.0.3.1$Linux_X86_64 LibreOffice_project/00$Build-1</meta:generator>
    <meta:document-statistic meta:table-count="1" meta:cell-count="95" meta:object-count="0"/>
  </office:meta>
</office:document-meta>
</file>